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4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5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6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7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8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9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0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2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3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monospace" fo:font-size="10.5pt" fo:letter-spacing="normal" fo:font-style="normal" fo:font-weight="bold" officeooo:rsid="006462d4" officeooo:paragraph-rsid="006462d4" style:font-weight-asian="bold" style:font-weight-complex="bold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2a32" officeooo:paragraph-rsid="0023c4d5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71dd35" officeooo:paragraph-rsid="0071dd35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9195f"/>
    </style:style>
    <style:style style:name="P22" style:family="paragraph" style:parent-style-name="Preformatted_20_Text">
      <style:text-properties fo:font-weight="bold" officeooo:rsid="001bbd37" officeooo:paragraph-rsid="0049195f" style:font-weight-asian="bold" style:font-weight-complex="bold"/>
    </style:style>
    <style:style style:name="P23" style:family="paragraph" style:parent-style-name="Preformatted_20_Text">
      <style:text-properties fo:font-weight="bold" officeooo:rsid="005b17d2" officeooo:paragraph-rsid="005b17d2" style:font-weight-asian="bold" style:font-weight-complex="bold"/>
    </style:style>
    <style:style style:name="P24" style:family="paragraph" style:parent-style-name="Preformatted_20_Text">
      <style:text-properties fo:font-weight="bold" officeooo:rsid="002024d0" officeooo:paragraph-rsid="005b17d2" style:font-weight-asian="bold" style:font-weight-complex="bold"/>
    </style:style>
    <style:style style:name="P25" style:family="paragraph" style:parent-style-name="Preformatted_20_Text">
      <style:text-properties officeooo:paragraph-rsid="00434f25"/>
    </style:style>
    <style:style style:name="P26" style:family="paragraph" style:parent-style-name="Preformatted_20_Text">
      <style:text-properties officeooo:paragraph-rsid="005b17d2"/>
    </style:style>
    <style:style style:name="P27" style:family="paragraph" style:parent-style-name="Preformatted_20_Text">
      <style:text-properties fo:font-weight="normal" officeooo:rsid="002024d0" officeooo:paragraph-rsid="0023c4d5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30f275"/>
    </style:style>
    <style:style style:name="T7" style:family="text">
      <style:text-properties officeooo:rsid="00352e7d"/>
    </style:style>
    <style:style style:name="T8" style:family="text">
      <style:text-properties fo:font-variant="normal" fo:text-transform="none" fo:color="#000000" style:font-name="monospace" fo:font-size="10.5pt" fo:letter-spacing="normal" fo:font-style="normal"/>
    </style:style>
    <style:style style:name="T9" style:family="text">
      <style:text-properties fo:font-variant="normal" fo:text-transform="none" fo:color="#000000" style:font-name="monospace" fo:font-size="10.5pt" fo:letter-spacing="normal" fo:font-style="normal" officeooo:rsid="00434f25" style:font-weight-asian="normal" style:font-weight-complex="normal"/>
    </style:style>
    <style:style style:name="T10" style:family="text">
      <style:text-properties fo:font-variant="normal" fo:text-transform="none" fo:color="#000000" style:font-name="monospace" fo:font-size="10.5pt" fo:letter-spacing="normal" fo:font-style="normal" officeooo:rsid="0045c128" style:font-weight-asian="normal" style:font-weight-complex="normal"/>
    </style:style>
    <style:style style:name="T11" style:family="text">
      <style:text-properties officeooo:rsid="0040637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25701"/>
    </style:style>
    <style:style style:name="T14" style:family="text">
      <style:text-properties officeooo:rsid="007415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set Characterstics:</text:p>
      <text:p text:style-name="P7"/>
      <text:p text:style-name="P7">1. Tags and Their Frequencies</text:p>
      <text:p text:style-name="P7"/>
      <text:p text:style-name="P21"/>
      <text:p text:style-name="P22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8">Hidden states:</text:p>
      <text:p text:style-name="P8">Output:</text:p>
      <text:p text:style-name="P8">N-gram:</text:p>
      <text:p text:style-name="P8">Dealing with Unknowns:</text:p>
      <text:p text:style-name="P8">Probability Calculations:</text:p>
      <text:p text:style-name="P8"/>
      <text:p text:style-name="P17">&lt;HiddenMarkovModelTagger 1<text:span text:style-name="T6">0</text:span> states and 20252 output symbols&gt;</text:p>
      <text:p text:style-name="P28"/>
      <text:p text:style-name="P28">['ORG_Others', 'PER_Others', 'LOC_Event', 'PER_Victim', 'LOC_Others', 'PER_Accused', 'ORG_Victim', 'ORG_Accused', 'LOC_Accused', 'LOC_Victim']</text:p>
      <text:p text:style-name="P8"/>
      <text:p text:style-name="P9">For few documents, Number of tags and words are different.</text:p>
      <text:p text:style-name="P9"/>
      <text:p text:style-name="P23">Run#1</text:p>
      <text:p text:style-name="P23"/>
      <text:p text:style-name="P26">======= Precision Class Wise =====================</text:p>
      <text:p text:style-name="Preformatted_20_Text"/>
      <text:p text:style-name="Preformatted_20_Text">Class <text:s text:c="3"/>Precision %</text:p>
      <text:p text:style-name="Preformatted_20_Text">--------------------------</text:p>
      <text:p text:style-name="Preformatted_20_Text">LOC_Accused 0.0</text:p>
      <text:p text:style-name="Preformatted_20_Text">PER_Accused 0.7625</text:p>
      <text:p text:style-name="Preformatted_20_Text">LOC_Event 0.5928571428571429</text:p>
      <text:p text:style-name="Preformatted_20_Text">ORG_Accused 0.7789473684210526</text:p>
      <text:p text:style-name="Preformatted_20_Text">LOC_Victim 0.0</text:p>
      <text:p text:style-name="Preformatted_20_Text">PER_Victim 0.22857142857142856</text:p>
      <text:p text:style-name="Preformatted_20_Text">ORG_Victim 0.24324324324324326</text:p>
      <text:p text:style-name="Preformatted_20_Text"/>
      <text:p text:style-name="Preformatted_20_Text">======= Avergae Precision =====================</text:p>
      <text:p text:style-name="Preformatted_20_Text"/>
      <text:p text:style-name="Preformatted_20_Text">Average Precision: <text:s/>0.37230274044183814</text:p>
      <text:p text:style-name="Preformatted_20_Text">Average Recall: <text:s/>0.5460502081332692</text:p>
      <text:p text:style-name="P32">Average f1: <text:s/>0.12898798489238156</text:p>
      <text:p text:style-name="P24">CRF</text:p>
      <text:p text:style-name="P3"/>
      <text:p text:style-name="P10"><text:span text:style-name="T4">1. </text:span>Using NLTK</text:p>
      <text:p text:style-name="P10"/>
      <text:p text:style-name="P10"/>
      <text:p text:style-name="P10"><text:span text:style-name="T4">2. </text:span>Using CRFSuite</text:p>
      <text:p text:style-name="P10"/>
      <text:p text:style-name="P10"/>
      <text:p text:style-name="P16">Run#1</text:p>
      <text:p text:style-name="P25"/>
      <text:p text:style-name="P25">======== Precision Class Wise =====================</text:p>
      <text:p text:style-name="Preformatted_20_Text"/>
      <text:p text:style-name="Preformatted_20_Text">Class <text:s text:c="3"/>Precision %</text:p>
      <text:p text:style-name="Preformatted_20_Text">--------------------------</text:p>
      <text:p text:style-name="Preformatted_20_Text">LOC_Victim 0.8</text:p>
      <text:p text:style-name="Preformatted_20_Text"><text:soft-page-break/>LOC_Accused 0.17647058823529413</text:p>
      <text:p text:style-name="Preformatted_20_Text">ORG_Accused 0.8026070763500931</text:p>
      <text:p text:style-name="Preformatted_20_Text">ORG_Victim 0.625</text:p>
      <text:p text:style-name="Preformatted_20_Text">LOC_Event 0.593469387755102</text:p>
      <text:p text:style-name="Preformatted_20_Text">PER_Accused 0.6579439252336449</text:p>
      <text:p text:style-name="Preformatted_20_Text">PER_Victim 0.35714285714285715</text:p>
      <text:p text:style-name="Preformatted_20_Text"/>
      <text:p text:style-name="Preformatted_20_Text">======= Avergae Precision =====================</text:p>
      <text:p text:style-name="Preformatted_20_Text"/>
      <text:p text:style-name="Preformatted_20_Text">Average Precision: <text:s/>0.5732334049595701</text:p>
      <text:p text:style-name="Preformatted_20_Text">Average Recall: <text:s/>0.3355395165392239</text:p>
      <text:p text:style-name="P32">Average f1: <text:s/>0.4233014761202313</text:p>
      <text:p text:style-name="P25"/>
      <text:p text:style-name="P10"/>
      <text:p text:style-name="P10"><text:span text:style-name="T4">3. </text:span>Adding <text:span text:style-name="T13">Entity Score to CRF with word score calculated using word frequency and position</text:span>:</text:p>
      <text:p text:style-name="P10"/>
      <text:p text:style-name="P11"><draw:frame draw:style-name="fr1" draw:name="Object2" text:anchor-type="as-char" svg:y="-0.386cm" svg:width="12.862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8">======= Accuracy Class Wise =====================</text:p>
      <text:p text:style-name="P30"/>
      <text:p text:style-name="P28">Class <text:s text:c="3"/>Matched Total %</text:p>
      <text:p text:style-name="P28">--------------------------</text:p>
      <text:p text:style-name="P28">PER_Others: 1174 1629 72% PER_Victim: 64 229 27%</text:p>
      <text:p text:style-name="P28">PER_Accused: 355 884 40% ORG_Victim: 3 57 5%</text:p>
      <text:p text:style-name="P28">ORG_Accused: 394 546 72% ORG_Others: 1137 2199 51%</text:p>
      <text:p text:style-name="P28">LOC_Accused: 1 160 0% LOC_Others: 868 1640 52%</text:p>
      <text:p text:style-name="P31"><text:span text:style-name="T8">LOC_Event: 456 1106 41% LOC_Victim: 3 31 9% </text:span><text:span text:style-name="T9">Avg Accuracy = </text:span><text:span text:style-name="T10">36.2%</text:span></text:p>
      <text:p text:style-name="P4">LSTM</text:p>
      <text:p text:style-name="P4"/>
      <text:p text:style-name="P12">With word embedding created using Glove from dataset itself.</text:p>
      <text:p text:style-name="P12"/>
      <text:p text:style-name="P14">With <text:span text:style-name="T7">pre treained Golve </text:span>word embedding taken from <text:span text:style-name="T7">Stannford NLP</text:span>.</text:p>
      <text:p text:style-name="P4"/>
      <text:p text:style-name="P4">BLSTM<text:span text:style-name="T3">+Softmax</text:span></text:p>
      <text:p text:style-name="P4"/>
      <text:p text:style-name="P13"><text:span text:style-name="T11">1. </text:span>With word embedding created using Glove from dataset itself.</text:p>
      <text:p text:style-name="P13"/>
      <text:p text:style-name="P19"/>
      <text:p text:style-name="P29"/>
      <text:p text:style-name="P15"><text:span text:style-name="T11">2. </text:span>With <text:span text:style-name="T7">pre treained Golve </text:span>word embedding taken from <text:span text:style-name="T7">Stannford NLP</text:span>.</text:p>
      <text:p text:style-name="P15"/>
      <text:p text:style-name="P20">======= Precision Class Wise =====================</text:p>
      <text:p text:style-name="P20"/>
      <text:p text:style-name="P20">Class <text:s text:c="3"/>Precision %</text:p>
      <text:p text:style-name="P20">--------------------------</text:p>
      <text:p text:style-name="P20">PER_Victim 0.6122448979591837</text:p>
      <text:p text:style-name="P20">PER_Accused 0.5641025641025641</text:p>
      <text:p text:style-name="P20">ORG_Victim 0.4</text:p>
      <text:p text:style-name="P20">ORG_Accused 0.8601694915254238</text:p>
      <text:p text:style-name="P20">LOC_Accused 0.21428571428571427</text:p>
      <text:p text:style-name="P20">LOC_Event 0.5327754532775453</text:p>
      <text:p text:style-name="P20">LOC_Victim 1.0</text:p>
      <text:p text:style-name="P20"/>
      <text:p text:style-name="P20">======= Avergae Precision =====================</text:p>
      <text:p text:style-name="P20"/>
      <text:p text:style-name="P20"><text:soft-page-break/>Average Precision: <text:s/>0.5976540173072044</text:p>
      <text:p text:style-name="P20">Average Recall: <text:s/><text:span text:style-name="T14">0.4206</text:span></text:p>
      <text:p text:style-name="P20">Average f1: <text:s/>0.4937262348091795</text:p>
      <text:p text:style-name="P4"/>
      <text:p text:style-name="P4"/>
      <text:p text:style-name="P4">BLSTM + CRF</text:p>
      <text:p text:style-name="P4"/>
      <text:p text:style-name="P13"><text:span text:style-name="T5">1. </text:span>With word embedding created using Glove from dataset itself.</text:p>
      <text:p text:style-name="P13"/>
      <text:p text:style-name="P19"/>
      <text:p text:style-name="P13"/>
      <text:p text:style-name="P13"><text:span text:style-name="T5">2. </text:span>With <text:span text:style-name="T7">pre treained Golve </text:span>word embedding taken from <text:span text:style-name="T7">Stannford NLP</text:span>.</text:p>
      <text:p text:style-name="P13"/>
      <text:p text:style-name="P2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Analysis of Dataset and Results</text:p>
      <text:p text:style-name="P5"/>
      <text:p text:style-name="P6">1. Context Keyword: <text:span text:style-name="T12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8-05-23T19:03:29.258654318</dc:date>
    <meta:editing-duration>P3DT8H59M54S</meta:editing-duration>
    <meta:editing-cycles>90</meta:editing-cycles>
    <meta:document-statistic meta:table-count="0" meta:image-count="0" meta:object-count="1" meta:page-count="3" meta:paragraph-count="80" meta:word-count="344" meta:character-count="2855" meta:non-whitespace-character-count="2569"/>
  </office:meta>
</office:document-meta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